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pitch="variable"/>
    <style:font-face style:name="Georgia" svg:font-family="Georgia"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automatic-styles>
    <style:style style:name="P1" style:family="paragraph" style:parent-style-name="Standard">
      <style:paragraph-properties fo:margin-top="0in" fo:margin-bottom="0in" style:contextual-spacing="false" fo:text-align="justify" style:justify-single-word="false"/>
      <style:text-properties style:font-name="Georgia" officeooo:rsid="000c4c67" officeooo:paragraph-rsid="000c4c67" style:font-name-complex="Georgia"/>
    </style:style>
    <style:style style:name="P2" style:family="paragraph" style:parent-style-name="Standard">
      <style:paragraph-properties fo:margin-top="0in" fo:margin-bottom="0in" style:contextual-spacing="false" fo:text-align="justify" style:justify-single-word="false"/>
      <style:text-properties style:font-name="Georgia" officeooo:rsid="001f91fd" officeooo:paragraph-rsid="001f91fd" style:font-name-complex="Georgia"/>
    </style:style>
    <style:style style:name="P3" style:family="paragraph" style:parent-style-name="Standard">
      <style:paragraph-properties fo:margin-top="0in" fo:margin-bottom="0in" style:contextual-spacing="false" fo:text-align="center" style:justify-single-word="false"/>
      <style:text-properties style:font-name="Georgia" officeooo:rsid="001f91fd" officeooo:paragraph-rsid="001f91fd" style:font-name-complex="Georgia"/>
    </style:style>
    <style:style style:name="P4" style:family="paragraph" style:parent-style-name="Standard">
      <style:paragraph-properties fo:margin-top="0in" fo:margin-bottom="0in" style:contextual-spacing="false" fo:text-align="justify" style:justify-single-word="false"/>
      <style:text-properties style:font-name="Georgia" officeooo:rsid="0026cb70" officeooo:paragraph-rsid="0026cb70" style:font-name-complex="Georgia"/>
    </style:style>
    <style:style style:name="P5" style:family="paragraph" style:parent-style-name="Standard">
      <style:paragraph-properties fo:margin-top="0in" fo:margin-bottom="0in" style:contextual-spacing="false" fo:text-align="center" style:justify-single-word="false"/>
      <style:text-properties style:font-name="Georgia" officeooo:rsid="0026cb70" officeooo:paragraph-rsid="0026cb70" style:font-name-complex="Georgia"/>
    </style:style>
    <style:style style:name="P6" style:family="paragraph" style:parent-style-name="Standard">
      <style:paragraph-properties fo:margin-top="0in" fo:margin-bottom="0in" style:contextual-spacing="false" fo:text-align="justify" style:justify-single-word="false"/>
      <style:text-properties style:font-name="Georgia" officeooo:rsid="0035eace" officeooo:paragraph-rsid="0035eace" style:font-name-complex="Georgia"/>
    </style:style>
    <style:style style:name="P7" style:family="paragraph" style:parent-style-name="Standard">
      <style:paragraph-properties fo:margin-top="0in" fo:margin-bottom="0in" style:contextual-spacing="false" fo:text-align="justify" style:justify-single-word="false"/>
      <style:text-properties style:font-name="Georgia" officeooo:rsid="003f8d48" officeooo:paragraph-rsid="003f8d48" style:font-name-complex="Georgia"/>
    </style:style>
    <style:style style:name="P8" style:family="paragraph" style:parent-style-name="Standard">
      <style:paragraph-properties fo:margin-top="0in" fo:margin-bottom="0in" style:contextual-spacing="false" fo:text-align="center" style:justify-single-word="false"/>
      <style:text-properties style:font-name="Georgia" officeooo:rsid="003f8d48" officeooo:paragraph-rsid="003f8d48" style:font-name-complex="Georgia"/>
    </style:style>
    <style:style style:name="P9" style:family="paragraph" style:parent-style-name="Standard">
      <style:paragraph-properties fo:margin-top="0in" fo:margin-bottom="0in" style:contextual-spacing="false" fo:text-align="justify" style:justify-single-word="false"/>
      <style:text-properties style:font-name="Georgia" officeooo:rsid="0058603a" officeooo:paragraph-rsid="0058603a" style:font-name-complex="Georgia"/>
    </style:style>
    <style:style style:name="P10" style:family="paragraph" style:parent-style-name="Standard" style:master-page-name="Standard">
      <style:paragraph-properties fo:margin-top="0in" fo:margin-bottom="0in" style:contextual-spacing="false" fo:text-align="justify" style:justify-single-word="false" style:page-number="auto"/>
      <style:text-properties style:font-name="Georgia" officeooo:rsid="000c4c67" officeooo:paragraph-rsid="000c4c67" style:font-name-complex="Georgia"/>
    </style:style>
    <style:style style:name="P11" style:family="paragraph" style:parent-style-name="Standard">
      <style:paragraph-properties fo:margin-top="0in" fo:margin-bottom="0in" style:contextual-spacing="false" fo:text-align="justify" style:justify-single-word="false"/>
      <style:text-properties style:font-name="Georgia" officeooo:rsid="0058603a" officeooo:paragraph-rsid="0058603a" style:font-name-complex="Georgia"/>
    </style:style>
    <style:style style:name="T1" style:family="text">
      <style:text-properties officeooo:rsid="000d1b0b"/>
    </style:style>
    <style:style style:name="T2" style:family="text">
      <style:text-properties officeooo:rsid="000e574a"/>
    </style:style>
    <style:style style:name="T3" style:family="text">
      <style:text-properties officeooo:rsid="000f4d9c"/>
    </style:style>
    <style:style style:name="T4" style:family="text">
      <style:text-properties officeooo:rsid="0011265f"/>
    </style:style>
    <style:style style:name="T5" style:family="text">
      <style:text-properties officeooo:rsid="00126591"/>
    </style:style>
    <style:style style:name="T6" style:family="text">
      <style:text-properties officeooo:rsid="0013fab5"/>
    </style:style>
    <style:style style:name="T7" style:family="text">
      <style:text-properties officeooo:rsid="0014d79d"/>
    </style:style>
    <style:style style:name="T8" style:family="text">
      <style:text-properties officeooo:rsid="001501a1"/>
    </style:style>
    <style:style style:name="T9" style:family="text">
      <style:text-properties officeooo:rsid="00154e33"/>
    </style:style>
    <style:style style:name="T10" style:family="text">
      <style:text-properties officeooo:rsid="0015dee2"/>
    </style:style>
    <style:style style:name="T11" style:family="text">
      <style:text-properties officeooo:rsid="0017b1b5"/>
    </style:style>
    <style:style style:name="T12" style:family="text">
      <style:text-properties officeooo:rsid="00191067"/>
    </style:style>
    <style:style style:name="T13" style:family="text">
      <style:text-properties officeooo:rsid="001a492c"/>
    </style:style>
    <style:style style:name="T14" style:family="text">
      <style:text-properties officeooo:rsid="001b5cda"/>
    </style:style>
    <style:style style:name="T15" style:family="text">
      <style:text-properties officeooo:rsid="001c6d90"/>
    </style:style>
    <style:style style:name="T16" style:family="text">
      <style:text-properties officeooo:rsid="001e379e"/>
    </style:style>
    <style:style style:name="T17" style:family="text">
      <style:text-properties officeooo:rsid="00213b0e"/>
    </style:style>
    <style:style style:name="T18" style:family="text">
      <style:text-properties officeooo:rsid="00220ec7"/>
    </style:style>
    <style:style style:name="T19" style:family="text">
      <style:text-properties officeooo:rsid="0023d48d"/>
    </style:style>
    <style:style style:name="T20" style:family="text">
      <style:text-properties officeooo:rsid="00246b52"/>
    </style:style>
    <style:style style:name="T21" style:family="text">
      <style:text-properties officeooo:rsid="0024d644"/>
    </style:style>
    <style:style style:name="T22" style:family="text">
      <style:text-properties officeooo:rsid="00250093"/>
    </style:style>
    <style:style style:name="T23" style:family="text">
      <style:text-properties officeooo:rsid="002608c4"/>
    </style:style>
    <style:style style:name="T24" style:family="text">
      <style:text-properties officeooo:rsid="002649df"/>
    </style:style>
    <style:style style:name="T25" style:family="text">
      <style:text-properties officeooo:rsid="00283f82"/>
    </style:style>
    <style:style style:name="T26" style:family="text">
      <style:text-properties officeooo:rsid="002a2d02"/>
    </style:style>
    <style:style style:name="T27" style:family="text">
      <style:text-properties officeooo:rsid="002bc376"/>
    </style:style>
    <style:style style:name="T28" style:family="text">
      <style:text-properties officeooo:rsid="002c2838"/>
    </style:style>
    <style:style style:name="T29" style:family="text">
      <style:text-properties officeooo:rsid="002cabc3"/>
    </style:style>
    <style:style style:name="T30" style:family="text">
      <style:text-properties officeooo:rsid="002de290"/>
    </style:style>
    <style:style style:name="T31" style:family="text">
      <style:text-properties officeooo:rsid="002eaf4b"/>
    </style:style>
    <style:style style:name="T32" style:family="text">
      <style:text-properties officeooo:rsid="002efd6f"/>
    </style:style>
    <style:style style:name="T33" style:family="text">
      <style:text-properties officeooo:rsid="002f5763"/>
    </style:style>
    <style:style style:name="T34" style:family="text">
      <style:text-properties officeooo:rsid="002f8536"/>
    </style:style>
    <style:style style:name="T35" style:family="text">
      <style:text-properties officeooo:rsid="00306988"/>
    </style:style>
    <style:style style:name="T36" style:family="text">
      <style:text-properties officeooo:rsid="0031b12d"/>
    </style:style>
    <style:style style:name="T37" style:family="text">
      <style:text-properties officeooo:rsid="00328643"/>
    </style:style>
    <style:style style:name="T38" style:family="text">
      <style:text-properties officeooo:rsid="003381eb"/>
    </style:style>
    <style:style style:name="T39" style:family="text">
      <style:text-properties officeooo:rsid="00348535"/>
    </style:style>
    <style:style style:name="T40" style:family="text">
      <style:text-properties officeooo:rsid="00355692"/>
    </style:style>
    <style:style style:name="T41" style:family="text">
      <style:text-properties officeooo:rsid="003738e6"/>
    </style:style>
    <style:style style:name="T42" style:family="text">
      <style:text-properties officeooo:rsid="00377e89"/>
    </style:style>
    <style:style style:name="T43" style:family="text">
      <style:text-properties officeooo:rsid="0038da5c"/>
    </style:style>
    <style:style style:name="T44" style:family="text">
      <style:text-properties officeooo:rsid="003a7cf4"/>
    </style:style>
    <style:style style:name="T45" style:family="text">
      <style:text-properties officeooo:rsid="003c6b68"/>
    </style:style>
    <style:style style:name="T46" style:family="text">
      <style:text-properties officeooo:rsid="003e210d"/>
    </style:style>
    <style:style style:name="T47" style:family="text">
      <style:text-properties officeooo:rsid="0040a49c"/>
    </style:style>
    <style:style style:name="T48" style:family="text">
      <style:text-properties officeooo:rsid="004285b5"/>
    </style:style>
    <style:style style:name="T49" style:family="text">
      <style:text-properties officeooo:rsid="0043ed45"/>
    </style:style>
    <style:style style:name="T50" style:family="text">
      <style:text-properties officeooo:rsid="0044b55f"/>
    </style:style>
    <style:style style:name="T51" style:family="text">
      <style:text-properties officeooo:rsid="00459f15"/>
    </style:style>
    <style:style style:name="T52" style:family="text">
      <style:text-properties officeooo:rsid="0046669d"/>
    </style:style>
    <style:style style:name="T53" style:family="text">
      <style:text-properties officeooo:rsid="0048218e"/>
    </style:style>
    <style:style style:name="T54" style:family="text">
      <style:text-properties officeooo:rsid="0048650f"/>
    </style:style>
    <style:style style:name="T55" style:family="text">
      <style:text-properties officeooo:rsid="0049ebd2"/>
    </style:style>
    <style:style style:name="T56" style:family="text">
      <style:text-properties officeooo:rsid="004a682a"/>
    </style:style>
    <style:style style:name="T57" style:family="text">
      <style:text-properties officeooo:rsid="004afd17"/>
    </style:style>
    <style:style style:name="T58" style:family="text">
      <style:text-properties officeooo:rsid="004c154e"/>
    </style:style>
    <style:style style:name="T59" style:family="text">
      <style:text-properties officeooo:rsid="004dd533"/>
    </style:style>
    <style:style style:name="T60" style:family="text">
      <style:text-properties officeooo:rsid="004f9cec"/>
    </style:style>
    <style:style style:name="T61" style:family="text">
      <style:text-properties officeooo:rsid="005198f4"/>
    </style:style>
    <style:style style:name="T62" style:family="text">
      <style:text-properties officeooo:rsid="005286a8"/>
    </style:style>
    <style:style style:name="T63" style:family="text">
      <style:text-properties officeooo:rsid="0052f846"/>
    </style:style>
    <style:style style:name="T64" style:family="text">
      <style:text-properties officeooo:rsid="00536875"/>
    </style:style>
    <style:style style:name="T65" style:family="text">
      <style:text-properties officeooo:rsid="00549c5a"/>
    </style:style>
    <style:style style:name="T66" style:family="text">
      <style:text-properties officeooo:rsid="0055209b"/>
    </style:style>
    <style:style style:name="T67" style:family="text">
      <style:text-properties officeooo:rsid="0056cf19"/>
    </style:style>
    <style:style style:name="T68" style:family="text">
      <style:text-properties officeooo:rsid="0059977a"/>
    </style:style>
    <style:style style:name="T69" style:family="text">
      <style:text-properties officeooo:rsid="005b2743"/>
    </style:style>
    <style:style style:name="T70" style:family="text">
      <style:text-properties officeooo:rsid="005cbfe9"/>
    </style:style>
    <style:style style:name="T71" style:family="text">
      <style:text-properties officeooo:rsid="005d002a"/>
    </style:style>
    <style:style style:name="T72" style:family="text">
      <style:text-properties officeooo:rsid="005d5dfd"/>
    </style:style>
    <style:style style:name="T73" style:family="text">
      <style:text-properties officeooo:rsid="005ecb1d"/>
    </style:style>
    <style:style style:name="T74" style:family="text">
      <style:text-properties officeooo:rsid="0060149c"/>
    </style:style>
    <style:style style:name="T75" style:family="text">
      <style:text-properties officeooo:rsid="00617849"/>
    </style:style>
    <style:style style:name="T76" style:family="text">
      <style:text-properties officeooo:rsid="00635f2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Chapter One</text:p>
      <text:p text:style-name="P1"/>
      <text:p text:style-name="P1"><text:s text:c="5"/><text:span text:style-name="T1">Russ looked around town. </text:span><text:span text:style-name="T2">It was an old west town, well he knew it as an old west town. It was probably just known as the west to the civilians who lived there.</text:span></text:p>
      <text:p text:style-name="P1"><text:s text:c="5"/><text:span text:style-name="T2">Walking around town, Russ came to the local Saloon. He was dressed in the proper attire, complete with a gun at his hip. Not too many gunslingers in the town, Russ knew he’d be making waves.</text:span></text:p>
      <text:p text:style-name="P1"><text:s text:c="5"/><text:span text:style-name="T3">Stepping inside the Saloon, Russ looked to the bartender. “Whiskey.” He said.</text:span></text:p>
      <text:p text:style-name="P1"><text:s text:c="5"/><text:span text:style-name="T4">The bartender poured him a glass and set it on the counter. “A nickle.” He said.</text:span></text:p>
      <text:p text:style-name="P1"><text:s text:c="5"/><text:span text:style-name="T4">Putting money on the counter, Russ enjoyed the glass of whiskey. </text:span><text:span text:style-name="T5">He wasn’t there to drink on the job of course, no Russ was there to put someone to rest.</text:span></text:p>
      <text:p text:style-name="P1"><text:s text:c="5"/>“<text:span text:style-name="T5">Stranger.” The bartender said. “There’s someone at the door wanting to see you.”</text:span></text:p>
      <text:p text:style-name="P1"><text:s text:c="5"/><text:span text:style-name="T5">Russ turned around </text:span><text:span text:style-name="T6">to see a man standing at the door to the Saloon. He took a final swallow of the whiskey and walked towards the man.</text:span></text:p>
      <text:p text:style-name="P1"><text:s text:c="5"/>“<text:span text:style-name="T6">Name’s Robinson and you are?” The man said.</text:span></text:p>
      <text:p text:style-name="P1"><text:s text:c="5"/><text:span text:style-name="T6">Russ looked at Robinson and sized him up. “Jameson.” Russ said.</text:span></text:p>
      <text:p text:style-name="P1"><text:s text:c="5"/>“<text:span text:style-name="T6">I don’t like you being in my town.” Robinson said.</text:span></text:p>
      <text:p text:style-name="P1"><text:s text:c="5"/><text:span text:style-name="T6">It was then that Russ noticed the man known as Robinson was wearing a sheriff badge. </text:span><text:span text:style-name="T7">He sighed at the thought of killing a sheriff, but it had to be done.</text:span></text:p>
      <text:p text:style-name="P1"><text:s text:c="5"/>“<text:span text:style-name="T8">Alright,” Russ said “First on the draw wins. If I win I stay, if I lose I’ll leave town.”</text:span></text:p>
      <text:p text:style-name="P1"><text:s text:c="5"/><text:span text:style-name="T8">Robinson nodded. “Alright.”</text:span></text:p>
      <text:p text:style-name="P1"><text:s text:c="5"/><text:span text:style-name="T9">The two men walked out into the street. Russ had always imagined this as a little boy. What it would be </text:span><text:soft-page-break/><text:span text:style-name="T9">like to be in the old west in a gunfight. Well he was about to find out.</text:span></text:p>
      <text:p text:style-name="P1"><text:s text:c="5"/>“<text:span text:style-name="T9">On the count of three.” The bartender said.</text:span></text:p>
      <text:p text:style-name="P1"><text:s text:c="5"/>“<text:span text:style-name="T9">One.”</text:span></text:p>
      <text:p text:style-name="P1"><text:s text:c="5"/>“<text:span text:style-name="T9">Two.”</text:span></text:p>
      <text:p text:style-name="P1"><text:s text:c="5"/>“<text:span text:style-name="T9">Three.”</text:span></text:p>
      <text:p text:style-name="P1"><text:s text:c="5"/><text:span text:style-name="T10">Both men drew their guns. Russ fired first and hit the man in the hand injuring him. He fired again, this time the bullet when into the man’s chest.</text:span></text:p>
      <text:p text:style-name="P1"><text:s text:c="5"/><text:span text:style-name="T11">Russ walked over to the sheriff of the town holstering his gun. “Looks like you lost.”</text:span></text:p>
      <text:p text:style-name="P1"><text:s text:c="5"/><text:span text:style-name="T11">Picking up the sheriff's gun, Russ hesitated. He looked at the sun. It was high noon. Walking back over to the bartender, he looked at the man. “Here’s his gun. Should get some money for it. Fix your place up a little.”</text:span></text:p>
      <text:p text:style-name="P1"><text:s text:c="5"/><text:span text:style-name="T11">The man nodded. “Don’t I know you from somewhere?”</text:span></text:p>
      <text:p text:style-name="P1"><text:s text:c="5"/><text:span text:style-name="T11">Russ shook his head. “No sir. Not that I’m aware of.”</text:span></text:p>
      <text:p text:style-name="P1"><text:s text:c="5"/><text:span text:style-name="T12">The man nodded and shook his head. “Well you killed our sheriff, we have no law in these parts now.”</text:span></text:p>
      <text:p text:style-name="P1"><text:s text:c="5"/><text:span text:style-name="T12">Russ nodded. “True, but he would have turned into a monster.”</text:span></text:p>
      <text:p text:style-name="P1"><text:s text:c="5"/>“<text:span text:style-name="T13">And how do you know that mister?” The bartender asked.</text:span></text:p>
      <text:p text:style-name="P1"><text:s text:c="5"/><text:span text:style-name="T13">Russ smiled. “I just know.” </text:span><text:span text:style-name="T14">Russ turned around and walked behind the Saloon. Turning the dial on his time watch, he opened a vortex and returned to his own time of 2163.</text:span></text:p>
      <text:p text:style-name="P1"><text:s text:c="5"/><text:span text:style-name="T14">He was greeted by Chief.</text:span></text:p>
      <text:p text:style-name="P1"><text:s text:c="5"/>“<text:span text:style-name="T14">You get the job done?” Chief asked.</text:span></text:p>
      <text:p text:style-name="P1"><text:s text:c="5"/><text:span text:style-name="T14">Russ nodded. “Yeah I got the job done.”</text:span></text:p>
      <text:p text:style-name="P1"><text:s text:c="5"/>“<text:span text:style-name="T14">Good. That town didn’t need another Billy The Kid running around.”</text:span></text:p>
      <text:p text:style-name="P1"><text:soft-page-break/><text:s text:c="5"/><text:span text:style-name="T15">Russ nodded. “No they did not.” </text:span><text:span text:style-name="T16">He handed Chief his sidearm. “Here you are, I think you know what to do with this.”</text:span></text:p>
      <text:p text:style-name="P1"><text:s text:c="5"/><text:span text:style-name="T16">Chief nodded. “Yes I sure do.” He took the gun and locked it away safe and sound.</text:span></text:p>
      <text:p text:style-name="P1"><text:s text:c="5"/>“<text:span text:style-name="T16">Now,” Chief said. “Get down to medical. I want you to check out before heading on your next mission.”</text:span></text:p>
      <text:p text:style-name="P1"><text:s text:c="5"/>“<text:span text:style-name="T16">I’m fine.” Russ said.</text:span></text:p>
      <text:p text:style-name="P1"><text:s text:c="5"/>“<text:span text:style-name="T16">Fine? Hell you look a little shook up. I want a psych eval on you.”</text:span></text:p>
      <text:p text:style-name="P1"><text:s text:c="5"/><text:span text:style-name="T16">Russ nodded. “Alright I’ll go down there. But not because I want to.”</text:span></text:p>
      <text:p text:style-name="P1"><text:s text:c="5"/>“<text:span text:style-name="T16">Good.” Chief said.</text:span></text:p>
      <text:p text:style-name="P1"/>
      <text:p text:style-name="P3">* * *</text:p>
      <text:p text:style-name="P3"/>
      <text:p text:style-name="P2"><text:s text:c="5"/>Down in medical, Doctor Shelby Long was reading over a medical paper. They always fascinated her, something to read, something to do.</text:p>
      <text:p text:style-name="P2"><text:s text:c="5"/>She looked up as Russ walked in the door.</text:p>
      <text:p text:style-name="P2"><text:s text:c="5"/>“Hey doc, Chief says I need a look over. He’s afraid my last mission shook me up some.” Russ said.</text:p>
      <text:p text:style-name="P2"><text:s text:c="5"/>Shelby walked over to Russ and invited him to sit down on a bed. “Alright, what was your last mission?”</text:p>
      <text:p text:style-name="P2"><text:s text:c="5"/>“I killed the sheriff of a town.” Russ said.</text:p>
      <text:p text:style-name="P2"><text:s text:c="5"/>“I see.” Shelby ran some scans. “Brain activity is normal.”</text:p>
      <text:p text:style-name="P2"><text:s text:c="5"/><text:span text:style-name="T17">She then checked Russ’s reflexes. Making sure they all worked out fine. Shelby stopped when she noticed something about his hands.</text:span></text:p>
      <text:p text:style-name="P2"><text:s text:c="5"/>“<text:span text:style-name="T17">Russ, how long have your hands shook?”</text:span></text:p>
      <text:p text:style-name="P2"><text:s text:c="5"/><text:span text:style-name="T17">Looking down at his hands, Russ noticed they were shaking. How odd.</text:span></text:p>
      <text:p text:style-name="P2"><text:soft-page-break/><text:s text:c="5"/>“<text:span text:style-name="T17">They don’t doc, I swear they don’t.”</text:span></text:p>
      <text:p text:style-name="P2"><text:s text:c="5"/><text:span text:style-name="T17">Shelby nodded. “Mmmhmm, I’m taking you off active duty for the moment.” She said. “Until we can figure this out.”</text:span></text:p>
      <text:p text:style-name="P2"><text:s text:c="5"/><text:span text:style-name="T18">Shelby ran Russ through a number of other tests.</text:span></text:p>
      <text:p text:style-name="P2"><text:s text:c="5"/>“<text:span text:style-name="T19">Looks like you’re experiencing anxiety.” She finally said. “I recommend you follow up with me weekly and after every mission so I can monitor your progress.”</text:span></text:p>
      <text:p text:style-name="P2"><text:s text:c="5"/>“<text:span text:style-name="T19">Anxiety” Russ repeated. “Are you sure? </text:span><text:span text:style-name="T20">How bad is it?”</text:span></text:p>
      <text:p text:style-name="P2"><text:s text:c="5"/>“<text:span text:style-name="T20">Oh it’s pretty bad. But manageable.” </text:span><text:span text:style-name="T21">Shelby said “We can treat you with medicine and meditation. You’ll be fine.”</text:span></text:p>
      <text:p text:style-name="P2"><text:s text:c="5"/>“<text:span text:style-name="T21">Oh good.” Russ replied. Who would have thought he would have anxiety. The missions were getting more difficult but he wasn’t sure about them </text:span><text:span text:style-name="T22">being the cause of the anxiety.</text:span></text:p>
      <text:p text:style-name="P2"><text:s text:c="5"/><text:span text:style-name="T23">Walking out of the med bay, Russ reported back to Chief.</text:span></text:p>
      <text:p text:style-name="P2"><text:s text:c="5"/>“<text:span text:style-name="T23">She’s right, I don’t want you going on any missions for a few days. Go get some rest. </text:span><text:span text:style-name="T24">Don’t make me make that an order...</text:span><text:span text:style-name="T23">” Chief said.</text:span></text:p>
      <text:p text:style-name="P2"><text:s text:c="5"/><text:span text:style-name="T24">Russ laughed at the thought. Chief couldn’t order him around just like he couldn’t order Chief around. They were equal partners in this venture.</text:span></text:p>
      <text:p text:style-name="P2"/>
      <text:p text:style-name="P5">* * *</text:p>
      <text:p text:style-name="P4"/>
      <text:p text:style-name="P4"><text:s text:c="5"/>In Russ’s apartment he drank a glass of whiskey. The doc had told him alcohol was bad for anxiety but he didn’t care.</text:p>
      <text:p text:style-name="P4"><text:s text:c="5"/><text:span text:style-name="T25">As Russ sat, there was a knock at his door. He wasn’t expecting any visitors. Answering the door, Russ saw that Alice had decided to pay him a visit.</text:span></text:p>
      <text:p text:style-name="P4"><text:soft-page-break/><text:s text:c="5"/>“<text:span text:style-name="T26">What are you doing here?” Russ asked Alice.</text:span></text:p>
      <text:p text:style-name="P4"><text:s text:c="5"/>“<text:span text:style-name="T26">Aren’t you going to invite me in?” Alice asked.</text:span></text:p>
      <text:p text:style-name="P4"><text:s text:c="5"/><text:span text:style-name="T26">Russ gestured to his apartment. “Yes of course, come on in.”</text:span></text:p>
      <text:p text:style-name="P4"><text:s text:c="5"/><text:span text:style-name="T27">Alice walked into the apartment and looked around. “This place looks exactly like mine when I first moved in. I’m surprised you haven’t changed it up any.”</text:span></text:p>
      <text:p text:style-name="P4"><text:s text:c="5"/><text:span text:style-name="T27">Russ laughed. “Yeah, most of my time is spent out on assignment. I only need this place to sleep and relax a little.”</text:span></text:p>
      <text:p text:style-name="P4"><text:s text:c="5"/><text:span text:style-name="T27">Alice fidgeted with her fingers. She was nervous about something. Russ could tell.</text:span></text:p>
      <text:p text:style-name="P4"><text:s text:c="5"/>“<text:span text:style-name="T27">What brings you by?” Russ asked.</text:span></text:p>
      <text:p text:style-name="P4"><text:s text:c="5"/>“<text:span text:style-name="T28">Well” Alice began “I think Richard, or Chief as you call him, wants to ask me an important question and I’m not sure I’m ready for that kind of … commitment.”</text:span></text:p>
      <text:p text:style-name="P4"><text:s text:c="5"/>“<text:span text:style-name="T28">Marriage?” Russ asked.</text:span></text:p>
      <text:p text:style-name="P4"><text:s text:c="5"/><text:span text:style-name="T29">Alice nodded. The word caught her off guard. She wasn’t sure how to take it. “Ye</text:span><text:span text:style-name="T30">s … I think so. </text:span><text:span text:style-name="T31">I’m really not ready for that.”</text:span></text:p>
      <text:p text:style-name="P4"><text:s text:c="5"/>“<text:span text:style-name="T31">I see.” Russ said. “And you came to me for advice.”</text:span></text:p>
      <text:p text:style-name="P4"><text:s text:c="5"/>“<text:span text:style-name="T31">You’ve known Richard for a lot longer than I have if I understand what it is you two do here.” Alice said. “What should I do?”</text:span></text:p>
      <text:p text:style-name="P4"><text:s text:c="5"/><text:span text:style-name="T31">Russ smiled. He had known Chief for a long time. </text:span><text:span text:style-name="T32">If there was one thing about Chief he didn’t rush into things without thinking them through. If he felt he was ready for marriage to Alice then he was ready for marriage to Alice. Alice on the other hand, she was a wild card. If she wasn’t read for marriage, then there was nothing Chief could do to change that.</text:span></text:p>
      <text:p text:style-name="P4"><text:soft-page-break/><text:s text:c="5"/>“<text:span text:style-name="T33">You need to be upfront and honest about your feelings for him. If you’re not ready for marriage, then you have to say so. If he pops the question that is. Who knows maybe he wants to talk to you about something else?” Russ said.</text:span></text:p>
      <text:p text:style-name="P4"><text:s text:c="5"/><text:span text:style-name="T33">Alice nodded. “True, very true. I could be jumping the gun. </text:span><text:span text:style-name="T34">He could just be asking if I want to move in with him</text:span><text:span text:style-name="T33">”</text:span></text:p>
      <text:p text:style-name="P4"><text:s text:c="5"/>“<text:span text:style-name="T33">Exactly.” Russ said.</text:span></text:p>
      <text:p text:style-name="P4"><text:s text:c="5"/><text:span text:style-name="T35">Russ didn’t want to tell her, but he was pretty sure Chief wanted to talk about marriage. Chief wasn’t getting any younger, neither was Alice. Sure the anti-change device made it so neither would actually age as long as they were in the complex, but she didn’t know that.</text:span></text:p>
      <text:p text:style-name="P4"><text:s text:c="5"/><text:span text:style-name="T36">There were certain things that neither Chief or Russ could tell Alice about the complex. The anti-change device was one of them. </text:span><text:span text:style-name="T37">It lived in the main reactor core room.</text:span></text:p>
      <text:p text:style-name="P4"><text:s text:c="5"/><text:span text:style-name="T38">As long as they stayed in the complex, the anti-change device would make sure they didn’t age and any changes to the timeline wouldn’t make it to them. It was a fail safe </text:span><text:span text:style-name="T39">mechanism</text:span><text:span text:style-name="T38"> of sorts.</text:span></text:p>
      <text:p text:style-name="P4"><text:s text:c="5"/>“<text:span text:style-name="T40">Well thank you for your candor Russ.” Alice said. “I’ll leave you to your evening.” She smiled at Russ.</text:span></text:p>
      <text:p text:style-name="P4"><text:s text:c="5"/><text:span text:style-name="T40">Russ raised his glass. “I hope you find what you’re looking for.”</text:span></text:p>
      <text:p text:style-name="P4"><text:s text:c="5"/><text:span text:style-name="T40">She nodded. “So do I.”</text:span></text:p>
      <text:p text:style-name="P4"/>
      <text:p text:style-name="P6">Chapter Two</text:p>
      <text:p text:style-name="P6"/>
      <text:p text:style-name="P6"><text:s text:c="5"/><text:span text:style-name="T41">The next morning, Russ woke up to a pounding at his door.</text:span></text:p>
      <text:p text:style-name="P6"><text:s text:c="5"/><text:span text:style-name="T41">BAM BAM BAM</text:span></text:p>
      <text:p text:style-name="P6"><text:soft-page-break/><text:s text:c="5"/><text:span text:style-name="T41">Russ got up and ran to his door out of breath. “Yes, what is it?”</text:span></text:p>
      <text:p text:style-name="P6"><text:s text:c="5"/><text:span text:style-name="T41">Opening the door, Russ was greeted by Chief. “We have a problem.” He said. “Someone attacked Frank, the security guard, and broke in. They used a time watch and opened a vortex. We have a manhunt on our hands.”</text:span></text:p>
      <text:p text:style-name="P6"><text:s text:c="5"/><text:span text:style-name="T41">Russ shook his head. “What?” It was rare they had a break in. Nobody knew where the headquarters were let alone how to get in.</text:span></text:p>
      <text:p text:style-name="P6"><text:s text:c="5"/>“<text:span text:style-name="T42">Do we know when they went?”</text:span></text:p>
      <text:p text:style-name="P6"><text:s text:c="5"/><text:span text:style-name="T42">Chief nodded. “Yes, 2020 the year of Covid.”</text:span></text:p>
      <text:p text:style-name="P6"><text:s text:c="5"/><text:span text:style-name="T42">Russ nodded. “I’ll grab my gear. We’ll find this son of a bitch.”</text:span></text:p>
      <text:p text:style-name="P6"><text:s text:c="5"/>“<text:span text:style-name="T42">Good.” Chief said. “I tried contacting you though normal channels, but you wouldn’t wake up.”</text:span></text:p>
      <text:p text:style-name="P6"><text:s text:c="5"/>“<text:span text:style-name="T42">Sorry about that.” Russ said. “Late night.”</text:span></text:p>
      <text:p text:style-name="P6"><text:s text:c="5"/><text:span text:style-name="T43">Chief nodded. He remembered those days. Late nights drinking whiskey were his favorite. He had shared Russ his excuse back in the day of ‘Late night’ he would use with his boss. Looks like Russ picked it up as well.</text:span></text:p>
      <text:p text:style-name="P6"><text:s text:c="5"/>“<text:span text:style-name="T43">Understood.” Chief said. “Let’s get back in time and stop this guy.”</text:span></text:p>
      <text:p text:style-name="P6"><text:s text:c="5"/><text:span text:style-name="T43">Russ and Chief made their way to the main control room where Russ picked up a time watch.</text:span></text:p>
      <text:p text:style-name="P6"><text:s text:c="5"/>“<text:span text:style-name="T44">We’ll see you when I get back.” Russ said.</text:span></text:p>
      <text:p text:style-name="P6"><text:s text:c="5"/><text:span text:style-name="T44">Chief nodded. “Good luck.”</text:span></text:p>
      <text:p text:style-name="P6"><text:s text:c="5"/><text:span text:style-name="T44">Russ nodded. He would need it.</text:span></text:p>
      <text:p text:style-name="P6"><text:s text:c="5"/><text:span text:style-name="T45">Activating the time watch, Russ watched as a vortex appeared. It swirled blue and yellow, an indication that something with time was wrong.</text:span></text:p>
      <text:p text:style-name="P6"><text:s text:c="5"/><text:span text:style-name="T46">Stepping through the vortex, Russ was transported back to the past. 2020, The year of Covid.</text:span></text:p>
      <text:p text:style-name="P6"><text:soft-page-break/></text:p>
      <text:p text:style-name="P8">* * *</text:p>
      <text:p text:style-name="P7"/>
      <text:p text:style-name="P7"><text:s text:c="5"/>Arriving in the past, Russ looked around. <text:span text:style-name="T47">He was in China. </text:span><text:span text:style-name="T48">Apparently this is where Covid started. He thought. Great, just great. The last thing Russ wanted to do was bring a disease from the past back into the future. He hoped it wouldn’t be the case.</text:span></text:p>
      <text:p text:style-name="P7"><text:s text:c="5"/><text:span text:style-name="T49">Walking around the streets, Russ watched as his watch beeped. He was close to the intruder. </text:span><text:span text:style-name="T50">The watch not only created vortexes but it also tracked other time travelers who were up to no good.</text:span></text:p>
      <text:p text:style-name="P7"><text:s text:c="5"/><text:span text:style-name="T51">Come out come out wherever you are. Russ thought. He kept quiet as he approached the location of the other watch.</text:span></text:p>
      <text:p text:style-name="P7"><text:s text:c="5"/><text:span text:style-name="T51">He came to an old shack. It looked abandoned. Stepping inside, Russ came face to face with an old man.</text:span></text:p>
      <text:p text:style-name="P7"><text:s text:c="5"/>“<text:span text:style-name="T51">Hello Russ, I’ve been expecting you.” </text:span><text:span text:style-name="T52">The man said.</text:span></text:p>
      <text:p text:style-name="P7"><text:s text:c="5"/><text:span text:style-name="T51">Russ looked at the man </text:span><text:span text:style-name="T52">then did a double take. His mouth dropped open. He couldn’t believe his eyes. It was </text:span><text:span text:style-name="T53">Chief</text:span><text:span text:style-name="T52">.</text:span></text:p>
      <text:p text:style-name="P7"><text:s text:c="5"/>“<text:span text:style-name="T53">Chief?” Russ asked.</text:span></text:p>
      <text:p text:style-name="P7"><text:s text:c="5"/><text:span text:style-name="T53">Chief nodded. “Yes Russ, it’s me.”</text:span></text:p>
      <text:p text:style-name="P7"><text:s text:c="5"/><text:span text:style-name="T54">Russ looked at Chief, time had not been nice to him. He looked terrible. Something told Russ not to trust him. Something was wrong. Why would Chief come to the complex and steal a time watch to begin with? It didn’t make any sense.</text:span></text:p>
      <text:p text:style-name="P7"><text:s text:c="5"/>“<text:span text:style-name="T55">What are you doing here?” </text:span><text:span text:style-name="T56">Russ asked.</text:span></text:p>
      <text:p text:style-name="P7"><text:s text:c="5"/><text:span text:style-name="T57">Chief looked at Russ, he remembered the good old days where they would go out and try to save people from themselves. He remembered a time when they </text:span><text:soft-page-break/><text:span text:style-name="T57">did good. At least he thought they did good. Not? Not so much.</text:span></text:p>
      <text:p text:style-name="P7"><text:s text:c="5"/>“<text:span text:style-name="T57">I’m here to stop you.” Chief said. “Stop you from making a huge mistake. You cannot trust me.”</text:span></text:p>
      <text:p text:style-name="P7"><text:s text:c="5"/><text:span text:style-name="T58">Russ took a step back. He couldn’t trust Chief? What in the world was this old cook talking about? Of course he could trust Chief. There wasn’t anyone more in the world he couldn’t trust.</text:span></text:p>
      <text:p text:style-name="P7"><text:s text:c="5"/>“<text:span text:style-name="T59">Right now I don’t trust you.” Russ said.</text:span></text:p>
      <text:p text:style-name="P7"><text:s text:c="5"/><text:span text:style-name="T59">Chief sighed. “N</text:span><text:span text:style-name="T60">o</text:span><text:span text:style-name="T59">, you can trust me but you can’t trust that man you are working with. Haven’t you noticed there’s something off about him?”</text:span></text:p>
      <text:p text:style-name="P7"><text:s text:c="5"/><text:span text:style-name="T59">Russ shook his head. “No old man, not at all. He’s been acting normal just like he should be. If you really are Chief, you’re acting just a bit off if you ask me.”</text:span></text:p>
      <text:p text:style-name="P7"><text:s text:c="5"/><text:span text:style-name="T61">Looking at Chief, Russ wondered why he should trust the old man. There didn’t appear to be any reason for him to.</text:span></text:p>
      <text:p text:style-name="P7"><text:s text:c="5"/>“<text:span text:style-name="T61">Why should I trust you?” Russ asked.</text:span></text:p>
      <text:p text:style-name="P7"><text:s text:c="4"/><text:span text:style-name="T61">Chief smiled. “Because I know you talked with Alice last night. Gave her some advice. Misplaced advice if you ask me, but you gave her some anyway.”</text:span></text:p>
      <text:p text:style-name="P7"><text:s text:c="5"/>“<text:span text:style-name="T62">That’s why you’re here? Because I gave Alice some advice?” Russ asked.</text:span></text:p>
      <text:p text:style-name="P7"><text:s text:c="5"/>“<text:span text:style-name="T63">No, that’s not the main reason I’m here.” Chief said. “Look will you try and keep up?”</text:span></text:p>
      <text:p text:style-name="P7"><text:s text:c="5"/><text:span text:style-name="T63">Russ shut his mouth. He didn’t feel the need to remind Chief that he had </text:span><text:span text:style-name="T64">broken rules to get his attention. He was pretty sure Chief knew that.</text:span></text:p>
      <text:p text:style-name="P7"><text:s text:c="5"/>“<text:span text:style-name="T65">You’re about to go on a mission back to 1920 Chicago. You must avoid that mission at all costs.” </text:span><text:span text:style-name="T66">Chief said.</text:span></text:p>
      <text:p text:style-name="P7"><text:s text:c="5"/><text:span text:style-name="T66">Russ shook his head. “I’m just supposed to believe you on this. Right.”</text:span></text:p>
      <text:p text:style-name="P7"><text:soft-page-break/><text:s text:c="5"/><text:span text:style-name="T66">Chief nodded. “Yes, I expect you to believe me.”</text:span></text:p>
      <text:p text:style-name="P7"><text:s text:c="5"/>“<text:span text:style-name="T67">Listen.” Russ began “I don’t expect you to understand this, but I can’t just believe you.”</text:span></text:p>
      <text:p text:style-name="P7"><text:s text:c="5"/>“<text:span text:style-name="T67">I’m here as proof that you didn’t go on that mission.” Chief said. “These events already happened for me and you refused to go on that mission. I’m here to make sure you do exactly as I tell you.”</text:span></text:p>
      <text:p text:style-name="P7"><text:s text:c="5"/>“<text:span text:style-name="T67">What happens if I do go on that mission?” Russ asked.</text:span></text:p>
      <text:p text:style-name="P7"><text:s text:c="5"/>“<text:span text:style-name="T67">I’ll die.”</text:span></text:p>
      <text:p text:style-name="P7"/>
      <text:p text:style-name="P9">Chapter Three</text:p>
      <text:p text:style-name="P9"/>
      <text:p text:style-name="P9"><text:s text:c="5"/>Russ stared at Chief. “What do you mean you’ll die?” He couldn’t believe what he was hearing. <text:span text:style-name="T68">If Chief was indeed telling the truth, something bad must have happened. Something on the mission so volatile that everything went south.</text:span></text:p>
      <text:p text:style-name="P9"><text:s text:c="5"/>“<text:span text:style-name="T68">That’s just it.” Chief said. “I don’t know. I do know that you came to tell me to tell you not to go on this mission. There would be severe consequences if you did.” </text:span><text:span text:style-name="T69">He paused. “That’s all I know.”</text:span></text:p>
      <text:p text:style-name="P9"><text:s text:c="5"/><text:span text:style-name="T70">Russ shook his head. “No, there must be some other explanation for this. Some kind of paradox.”</text:span></text:p>
      <text:p text:style-name="P9"><text:s text:c="5"/><text:span text:style-name="T71">Chief shrugged. “We went through all the different scenarios. None of them matched up with what I was experiencing and told.” He said. “I’m sorry but you just have got to believe me on this.”</text:span></text:p>
      <text:p text:style-name="P9"><text:s text:c="5"/><text:span text:style-name="T72">Russ thought about it for a moment. If Chief was telling the truth then Russ would have to follow through with his wishes, but what if Chief was telling a lie to get some kind of gain from him not going to 1920 Chicago. The thoughts raced through his mind. He couldn’t let the old man get the better of him.</text:span></text:p>
      <text:p text:style-name="P9"><text:soft-page-break/><text:s text:c="5"/>“<text:span text:style-name="T73">Let’s say I do believe you. How do I get your other self to listen to me?”</text:span></text:p>
      <text:p text:style-name="P9"><text:s text:c="5"/>“<text:span text:style-name="T73">Tell </text:span><text:span text:style-name="T74">me</text:span><text:span text:style-name="T73"> you know that </text:span><text:span text:style-name="T74">I’m</text:span><text:span text:style-name="T73"> about to propose to Alice. That should get </text:span><text:span text:style-name="T74">my</text:span><text:span text:style-name="T73"> attention.” Chief said.</text:span></text:p>
      <text:p text:style-name="P9"><text:s text:c="5"/><text:span text:style-name="T75">Russ eyed the old man. Still unsure of if he should do as asked/requested of him. </text:span><text:span text:style-name="T76">Pacing around, he looked at Chief. “How did you get here to begin with? I mean, how did you get in the complex? Where did you come from?”</text:span></text:p>
      <text:p text:style-name="P9"><text:s text:c="5"/><text:span text:style-name="T76">Chief smiled. “I traveled through a vortex to my past, your present. My time watch broke on reentry, I had to find another one.”</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libri" svg:font-family="Calibri" style:font-pitch="variable"/>
    <style:font-face style:name="Georgia" svg:font-family="Georgia"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font-name-asia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orphans="2" fo:widows="2" style:writing-mode="lr-tb"/>
      <style:text-properties style:use-window-font-color="true" loext:opacity="0%" style:font-name="Calibri" fo:font-family="Calibri" style:font-pitch="variable" fo:font-size="11pt" fo:language="en" fo:country="US" style:font-name-asian="Calibri" style:font-family-asian="Calibri"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in" fo:page-height="7.9925in" style:num-format="1" style:print-orientation="portrait" fo:margin-top="0.1in" fo:margin-bottom="0.9in" fo:margin-left="0.7in" fo:margin-right="0.7in" style:writing-mode="lr-tb" style:layout-grid-color="#c0c0c0" style:layout-grid-lines="27"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7-08-18T21:43:12.465000000</meta:creation-date>
    <dc:date>2022-09-08T13:30:29.489000000</dc:date>
    <meta:editing-cycles>85</meta:editing-cycles>
    <meta:generator>LibreOffice/7.4.0.3$Windows_X86_64 LibreOffice_project/f85e47c08ddd19c015c0114a68350214f7066f5a</meta:generator>
    <meta:editing-duration>PT2H10M45S</meta:editing-duration>
    <meta:document-statistic meta:table-count="0" meta:image-count="0" meta:object-count="0" meta:page-count="11" meta:paragraph-count="143" meta:word-count="2635" meta:character-count="14597" meta:non-whitespace-character-count="11421"/>
  </office:meta>
</office:document-meta>
</file>